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9fbf" officeooo:paragraph-rsid="00129fbf"/>
    </style:style>
    <style:style style:name="P2" style:family="paragraph" style:parent-style-name="Standard">
      <style:paragraph-properties fo:text-align="center" style:justify-single-word="false"/>
      <style:text-properties officeooo:rsid="00129fbf" officeooo:paragraph-rsid="00129fbf"/>
    </style:style>
    <style:style style:name="P3" style:family="paragraph" style:parent-style-name="Standard">
      <style:paragraph-properties fo:text-align="justify" style:justify-single-word="false"/>
      <style:text-properties officeooo:rsid="00129fbf" officeooo:paragraph-rsid="00129fbf"/>
    </style:style>
    <style:style style:name="P4" style:family="paragraph" style:parent-style-name="Standard">
      <style:paragraph-properties fo:text-align="center" style:justify-single-word="false" fo:padding="0.0201in" fo:border="0.06pt solid #000000" style:shadow="none"/>
      <style:text-properties officeooo:rsid="00129fbf" officeooo:paragraph-rsid="00129fbf"/>
    </style:style>
    <style:style style:name="T1" style:family="text">
      <style:text-properties officeooo:rsid="00148ca0"/>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2-18T20:59:49.908682275" text:fixed="true">02/18/20</text:date></text:p>
      <text:p text:style-name="Standard"/>
      <text:p text:style-name="P2">Never Go Back<text:line-break/>by Kyle Eggleston</text:p>
      <text:p text:style-name="P1"/>
      <text:p text:style-name="P4">“Sometimes, you gotta accept the fact<text:line-break/>that certain things will never go back<text:line-break/>to how they used to be.”</text:p>
      <text:p text:style-name="P2"/>
      <text:p text:style-name="P3"><text:tab/>That’s an interesting thought. You can never go back in time to fix or change anything. It’s just not possible. We might want to go back in time and change anything, everything, but we can’t. Simple? Well not simple to hear, but very easy to say. <text:span text:style-name="T1">So what do we do about all of this?</text:span></text:p>
      <text:p text:style-name="P3"><text:tab/><text:span text:style-name="T1">Nothing. We do nothing. We can do nothing. You’d like to do something, but no that’s really not going to do any good in this life. So we wait. We wait for something to come along and hopefully we are able to anticipate the future. The future is all we can hope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20:59:28.662283054</meta:creation-date>
    <dc:date>2020-02-18T21:04:30.465318218</dc:date>
    <meta:editing-duration>PT5M2S</meta:editing-duration>
    <meta:editing-cycles>2</meta:editing-cycles>
    <meta:generator>LibreOffice/6.0.7.3$Linux_X86_64 LibreOffice_project/00m0$Build-3</meta:generator>
    <meta:document-statistic meta:table-count="0" meta:image-count="0" meta:object-count="0" meta:page-count="1" meta:paragraph-count="5" meta:word-count="134" meta:character-count="689" meta:non-whitespace-character-count="558"/>
  </office:meta>
</office:document-meta>
</file>